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officeooo:rsid="000b6bd3" officeooo:paragraph-rsid="000b6bd3" style:font-size-asian="14pt" style:font-size-complex="14pt"/>
    </style:style>
    <style:style style:name="P2" style:family="paragraph" style:parent-style-name="Standard">
      <style:paragraph-properties fo:line-height="150%"/>
      <style:text-properties style:font-name="Ubuntu" fo:font-size="14pt" officeooo:rsid="000badfa" officeooo:paragraph-rsid="000badfa" style:font-size-asian="14pt" style:font-size-complex="14pt"/>
    </style:style>
    <style:style style:name="P3" style:family="paragraph" style:parent-style-name="Standard">
      <style:paragraph-properties fo:line-height="150%"/>
      <style:text-properties style:font-name="Ubuntu" fo:font-size="14pt" officeooo:rsid="000badfa" officeooo:paragraph-rsid="000d21d1" style:font-size-asian="14pt" style:font-size-complex="14pt"/>
    </style:style>
    <style:style style:name="T1" style:family="text">
      <style:text-properties officeooo:rsid="000badfa"/>
    </style:style>
    <style:style style:name="T2" style:family="text">
      <style:text-properties officeooo:rsid="000d21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el docente dentro de la institucion generalmente es el aquel que transmite sus conocimientos aquiridos para enseñar , educar y formar a los profesionales del futuro en caso de la universidad entonces sabiendo este pequeño concepto de que es un docente o profesor podemos hablar del profesor dentro de la unefa de cuales su funcion , el docente o profesor de la unefa es la maxima autoridad dentro del aula por esa razon los estudiantes deben acatar de forma precisa todos los lineamientos que tenga dicho profesor porque cada profesor tendra metodos diferentes de impartir el orden dentro del aula y debemos recordar que tambien tiene derecho a tomar medidas correctivas para mantener el orden <text:span text:style-name="T1">dicho esto debemos tener en cuenta que mas que una autoridad que debemos respetar es nuestro guia hacia un futuro mejor ya que nos estan brindando su mayor esfuerzo para enseñar y formar mejores personas tanto en la carrera que deseemos ejercer si no tambien en la vida es una apreciacion que debemos tener en cuenta por esa razon el deber del estudiantes nuestro deber es cumplir con todo lo asignado por el profesor y darle su debido respeto ya que es una autoridad dentro de la universidad </text:span></text:p>
      <text:p text:style-name="P1"/>
      <text:p text:style-name="P2">pasando a otro tema ya quedando claro que es el profesor dentro del aula </text:p>
      <text:p text:style-name="P3">hay un punto importante que tocar que es las normas de respeto y de conducta para que estan estas reglas o normas para mantener el orden y la disciplina dentro del aula para que asi haya mejor fluidez mientras esten dando la clase y no haya ese cortocircuito de aprendizaje nosotros como estudiantes es nuestro deber cumplir esas normas para tener nuestro derecho como estudiante cuales es nuestro derecho aprender para eso es que asistimos a la universidad claro si no hacemos cumplir estas normas pueden haber consecuencias porque se puede considerar como una falta grave o leve depende de la magnitud <text:span text:style-name="T2">pero en si esa normas se hicieron o estan para dictar </text:span><text:soft-page-break/><text:span text:style-name="T2">como va hacer el comportamiento dentro del aula desde los permisos para ir hacer cualquier cosa hasta como pedir permiso ya se al profesor para tomar la palabra es fundamental esto porque se mantiene un orden asi fluye mejor la clase dentro del aula </text:span></text:p>
      <text:p text:style-name="P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20:31:45.950936207</meta:creation-date>
    <dc:date>2021-01-21T20:58:28.093424736</dc:date>
    <meta:editing-duration>PT3M1S</meta:editing-duration>
    <meta:editing-cycles>1</meta:editing-cycles>
    <meta:document-statistic meta:table-count="0" meta:image-count="0" meta:object-count="0" meta:page-count="2" meta:paragraph-count="4" meta:word-count="374" meta:character-count="2169" meta:non-whitespace-character-count="1794"/>
    <meta:generator>LibreOffice/6.4.2.2$Linux_X86_64 LibreOffice_project/40$Build-2</meta:generator>
  </office:meta>
</office:document-meta>
</file>